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515f" officeooo:paragraph-rsid="0003515f"/>
    </style:style>
    <style:style style:name="P2" style:family="paragraph" style:parent-style-name="Standard">
      <style:text-properties officeooo:rsid="0003515f" officeooo:paragraph-rsid="0003515f"/>
    </style:style>
    <style:style style:name="P3" style:family="paragraph" style:parent-style-name="Standard">
      <style:text-properties officeooo:rsid="0003515f" officeooo:paragraph-rsid="0009e67f"/>
    </style:style>
    <style:style style:name="P4" style:family="paragraph" style:parent-style-name="Standard">
      <style:text-properties officeooo:rsid="0003515f" officeooo:paragraph-rsid="000bbc52"/>
    </style:style>
    <style:style style:name="P5" style:family="paragraph" style:parent-style-name="Standard">
      <style:text-properties style:text-underline-style="solid" style:text-underline-width="auto" style:text-underline-color="font-color" officeooo:rsid="0003515f" officeooo:paragraph-rsid="000bbc52"/>
    </style:style>
    <style:style style:name="P6" style:family="paragraph" style:parent-style-name="Standard">
      <style:text-properties style:text-underline-style="solid" style:text-underline-width="auto" style:text-underline-color="font-color" officeooo:rsid="000bbc52" officeooo:paragraph-rsid="000bbc52"/>
    </style:style>
    <style:style style:name="P7" style:family="paragraph" style:parent-style-name="Standard">
      <style:text-properties officeooo:rsid="000bbc52" officeooo:paragraph-rsid="000bbc52"/>
    </style:style>
    <style:style style:name="P8" style:family="paragraph" style:parent-style-name="Standard">
      <style:text-properties fo:font-style="normal" style:text-underline-style="solid" style:text-underline-width="auto" style:text-underline-color="font-color" officeooo:rsid="0003515f" officeooo:paragraph-rsid="000bbc52" style:font-style-asian="normal" style:font-style-complex="normal"/>
    </style:style>
    <style:style style:name="P9" style:family="paragraph" style:parent-style-name="Standard">
      <style:text-properties officeooo:rsid="000d7c78" officeooo:paragraph-rsid="000d7c78"/>
    </style:style>
    <style:style style:name="T1" style:family="text">
      <style:text-properties officeooo:rsid="00073a0f"/>
    </style:style>
    <style:style style:name="T2" style:family="text">
      <style:text-properties officeooo:rsid="0009e67f"/>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f5acd"/>
    </style:style>
    <style:style style:name="T5" style:family="text">
      <style:text-properties officeooo:rsid="000bbc52"/>
    </style:style>
    <style:style style:name="T6" style:family="text">
      <style:text-properties officeooo:rsid="000d7c78"/>
    </style:style>
    <style:style style:name="T7" style:family="text">
      <style:text-properties style:text-underline-style="none"/>
    </style:style>
    <style:style style:name="T8" style:family="text">
      <style:text-properties officeooo:rsid="000f5a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text:span text:style-name="T3">Manuel d’installation </text:span>.</text:p>
      <text:p text:style-name="P1"/>
      <text:p text:style-name="P1">Pré-requis :</text:p>
      <text:p text:style-name="P1">-Un serveur Apache. </text:p>
      <text:p text:style-name="P1">-Une base de donnée MySQL.</text:p>
      <text:p text:style-name="P1">-PHP 7 ou plus.</text:p>
      <text:p text:style-name="P1"/>
      <text:p text:style-name="P1">Installation :</text:p>
      <text:p text:style-name="P1">-Décompresser l’archive <text:span text:style-name="T1">B</text:span>ibliothèque.zip <text:span text:style-name="T2">qui vous sera envoyé par mail, </text:span>dans votre répertoire principal de votre serveur.</text:p>
      <text:p text:style-name="P1">-Ensuite lancer votre application depuis votre nagivateur internet à l’adresse suivante : </text:p>
      <text:p text:style-name="P1"><text:tab/><text:a xlink:type="simple" xlink:href="http://votreserveur/PIA" text:style-name="Internet_20_link" text:visited-style-name="Visited_20_Internet_20_Link">http://votreserveur/</text:a></text:p>
      <text:p text:style-name="P1"/>
      <text:p text:style-name="P1"><text:span text:style-name="T3">Manuel d’utilisation :</text:span></text:p>
      <text:p text:style-name="P1">Pour accéder à la partie administrateur <text:span text:style-name="T2">de la bibliothèque</text:span>, connecte<text:span text:style-name="T2">z-vous</text:span> <text:s/>à la page <text:a xlink:type="simple" xlink:href="http://votreserveur/connexion-admin.php" text:style-name="Internet_20_link" text:visited-style-name="Visited_20_Internet_20_Link">http://votreserveur/connexion-admin.php</text:a>.</text:p>
      <text:p text:style-name="P1"/>
      <text:p text:style-name="P3"><text:span text:style-name="T2">Utiliser l’unique identifiant : </text:span></text:p>
      <text:p text:style-name="P3"><text:tab/><text:span text:style-name="T2">identifiant <text:s text:c="4"/>:</text:span> admin</text:p>
      <text:p text:style-name="P3"><text:tab/><text:span text:style-name="T2">mot de passe </text:span>: admin</text:p>
      <text:p text:style-name="P1"/>
      <text:p text:style-name="P3">Une fois connecté, différents onglets seront visible pour ajouter, supprimer, <text:span text:style-name="T2">faire les emprunts et les retours </text:span><text:s/>d’<text:span text:style-name="T2">exemplaire.</text:span></text:p>
      <text:p text:style-name="P3"/>
      <text:p text:style-name="P3"/>
      <text:p text:style-name="P3"/>
      <text:p text:style-name="P8"><text:span text:style-name="T5">Emprunts-Retours :</text:span></text:p>
      <text:p text:style-name="P4"><text:s text:c="2"/></text:p>
      <text:p text:style-name="P4"><text:span text:style-name="T5">Pour les emprunts et les retours, il faudra aller dans ‘Emprunt’, rentrer le numéro de l’adhérent inscrit sur une carte de l’adhérent puis ensuite entrer le numéro de l’exemplaire à emprunter/retourner.</text:span></text:p>
      <text:p text:style-name="P4"><text:span text:style-name="T5">Une fois que vous avez terminer toutes vos actions et souhaiter changer d’adhérent, cliquez sur le bouton terminer qui vous redirigera vers la page vous demandant d’entrer le numéro de l’adhérent.</text:span></text:p>
      <text:p text:style-name="P4"/>
      <text:p text:style-name="P4"/>
      <text:p text:style-name="P6">Ajouter-Supprimer une œuvre :</text:p>
      <text:p text:style-name="P7"/>
      <text:p text:style-name="P7">Dans l’onglet ‘<text:span text:style-name="T6">Oe</text:span>uvres’, vous aurez le choix de choisir entre deux boutons selon ce que vous voulez supprimer une œuvre en entrant son ISBN dans un champs, ou ajouter une œuvre en remplissant un formulaire.</text:p>
      <text:p text:style-name="P7"/>
      <text:p text:style-name="P6">Ajouter un événement<text:span text:style-name="T7"> : </text:span></text:p>
      <text:p text:style-name="P7"/>
      <text:p text:style-name="P9">Allez dans l’onglet ‘Evenement ‘ pour remplir un formulaire permettant d’ajouter unévénement à la bibliothèque.</text:p>
      <text:p text:style-name="P9"/>
      <text:p text:style-name="P9"><text:span text:style-name="T3">D</text:span><text:span text:style-name="T4">é</text:span><text:span text:style-name="T3">s</text:span><text:span text:style-name="T4">ins</text:span><text:span text:style-name="T3">cription </text:span>:</text:p>
      <text:p text:style-name="P9"/>
      <text:p text:style-name="P9">Dans l’onglet ‘Desinscire ‘, il faut rentrer le numéro d’un adhérent pour qu’il soit supprimer de la base de donnée. Par contre, si l’adhérent doit retourner des livres, il faudra que l’adhérent retourne tous les livres qu’il a empruntés.</text:p>
      <text:p text:style-name="P4"><text:soft-page-break/><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3:14:30.772241031</meta:creation-date>
    <dc:date>2017-04-29T16:48:23.039023075</dc:date>
    <meta:editing-duration>PT11M35S</meta:editing-duration>
    <meta:editing-cycles>6</meta:editing-cycles>
    <meta:generator>LibreOffice/5.1.6.2$Linux_X86_64 LibreOffice_project/10m0$Build-2</meta:generator>
    <meta:document-statistic meta:table-count="0" meta:image-count="0" meta:object-count="0" meta:page-count="2" meta:paragraph-count="26" meta:word-count="257" meta:character-count="1736" meta:non-whitespace-character-count="1486"/>
  </office:meta>
</office:document-meta>
</file>